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69b" officeooo:paragraph-rsid="0019769b"/>
    </style:style>
    <style:style style:name="P2" style:family="paragraph" style:parent-style-name="Standard">
      <style:text-properties officeooo:paragraph-rsid="0019769b"/>
    </style:style>
    <style:style style:name="T1" style:family="text">
      <style:text-properties officeooo:rsid="0019769b"/>
    </style:style>
    <style:style style:name="T2" style:family="text">
      <style:text-properties officeooo:rsid="00197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O que significa <text:s/>Avaliação Institucional?</text:p>
      <text:p text:style-name="P1"><text:tab/>A avaliação formativa, por sua vez, é usada para acompanhar o processo de aprendizagem, o crescimento e a formação dos alunos, com o objetivo de corrigir e melhorar os processos de ensino e de aprendizagem, evitando o fracasso antes que este ocorra. Baseia-se em relatórios de acompanhamento detalhado do desenvolvimento dos alunos, em tomadas de decisões e constantes revisões de estratégias de ação, podendo utilizar-se de provas objetivas e outros instrumentos que permitam acompanhar o desenvolvimento de cada aluno.</text:p>
      <text:p text:style-name="P1"/>
      <text:p text:style-name="P2"><text:span text:style-name="T1">2)Qual sua importância para qualidade social da escola?</text:span></text:p>
      <text:p text:style-name="P2"><text:tab/><text:span text:style-name="T2">Compreender o caminho que estamos percorrendo, dando chance corrigir e superar dificuldades. Ter os padroes passados para saber o que deu certo ou não, buscando fatores favoraveis ao bom andamento da insticuição/política.</text:span></text:p>
      <text:p text:style-name="P2"/>
      <text:p text:style-name="P1">3)Quais os desafios para a gestao da escola?</text:p>
      <text:p text:style-name="P1"><text:tab/><text:span text:style-name="T2">Um problema é que a avaliação institucional acaba atrapalhando o desenvolvimento do ensino na instituição. Evidendenciando assim que deixa os professores e alunos estressados durante a avaliação por serem muito cobr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7:05:21.191013837</meta:creation-date>
    <dc:date>2018-10-17T17:35:54.090390020</dc:date>
    <meta:editing-duration>PT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64" meta:character-count="1107" meta:non-whitespace-character-count="945"/>
  </office:meta>
</office:document-meta>
</file>